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97cm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c5000b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5.797cm" style:use-optimal-column-width="false"/>
    </style:style>
    <style:style style:name="co2" style:family="table-column">
      <style:table-column-properties style:column-width="6.066cm" style:use-optimal-column-width="false"/>
    </style:style>
    <style:style style:name="co3" style:family="table-column">
      <style:table-column-properties style:column-width="5.947cm" style:use-optimal-column-width="false"/>
    </style:style>
    <style:style style:name="ro1" style:family="table-row">
      <style:table-row-properties style:row-height="1.61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642cm"/>
    </style:style>
    <style:style style:name="ro4" style:family="table-row">
      <style:table-row-properties style:row-height="1.65cm"/>
    </style:style>
    <style:style style:name="ro5" style:family="table-row">
      <style:table-row-properties style:row-height="4.197cm"/>
    </style:style>
    <style:style style:name="ro6" style:family="table-row">
      <style:table-row-properties style:row-height="1.792cm"/>
    </style:style>
    <style:style style:name="ro7" style:family="table-row">
      <style:table-row-properties style:row-height="1.805cm"/>
    </style:style>
    <style:style style:name="ce1" style:family="table-cell">
      <style:graphic-properties draw:fill-color="#ff6600" draw:fill-image-width="0cm" draw:fill-image-height="0cm"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-color="#729fcf" draw:fill-image-width="0cm" draw:fill-image-height="0cm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796cm" svg:height="11.288cm" svg:x="1.934cm" svg:y="4.6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0x1 (cast to int)</text:p>
              </table:table-cell>
            </table:table-row>
            <table:table-row table:style-name="ro1">
              <table:table-cell table:style-name="ce1">
                <text:p text:style-name="P1">...</text:p>
              </table:table-cell>
            </table:table-row>
            <table:table-row table:style-name="ro1">
              <table:table-cell table:style-name="ce1">
                <text:p text:style-name="P1">...</text:p>
              </table:table-cell>
            </table:table-row>
            <table:table-row table:style-name="ro1">
              <table:table-cell table:style-name="ce1">
                <text:p text:style-name="P1">ROP Gadget</text:p>
              </table:table-cell>
            </table:table-row>
            <table:table-row table:style-name="ro1">
              <table:table-cell table:style-name="ce1">
                <text:p text:style-name="P1">...</text:p>
              </table:table-cell>
            </table:table-row>
            <table:table-row table:style-name="ro1">
              <table:table-cell table:style-name="ce1">
                <text:p text:style-name="P1">...</text:p>
              </table:table-cell>
            </table:table-row>
            <table:table-row table:style-name="ro2">
              <table:table-cell table:style-name="ce1"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4.318cm" svg:height="1.673cm" svg:x="2.27cm" svg:y="16.599cm">
          <draw:text-box>
            <text:p text:style-name="P1"><text:span text:style-name="T1">Variant 1</text:span></text:p>
            <text:p text:style-name="P1"><text:span text:style-name="T1">memory</text:span></text:p>
          </draw:text-box>
        </draw:frame>
        <draw:frame draw:style-name="standard" xml:id="id1" draw:id="id1" draw:layer="layout" svg:width="6.065cm" svg:height="11.501cm" svg:x="20.08cm" svg:y="4.4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...</text:p>
              </table:table-cell>
            </table:table-row>
            <table:table-row table:style-name="ro3">
              <table:table-cell table:style-name="ce1">
                <text:p text:style-name="P1">...</text:p>
              </table:table-cell>
            </table:table-row>
            <table:table-row table:style-name="ro3">
              <table:table-cell table:style-name="ce1">
                <text:p text:style-name="P1">...</text:p>
              </table:table-cell>
            </table:table-row>
            <table:table-row table:style-name="ro3">
              <table:table-cell table:style-name="ce1">
                <text:p text:style-name="P1">0x2 (cast to int)</text:p>
              </table:table-cell>
            </table:table-row>
            <table:table-row table:style-name="ro3">
              <table:table-cell table:style-name="ce1">
                <text:p text:style-name="P1">...</text:p>
              </table:table-cell>
            </table:table-row>
            <table:table-row table:style-name="ro3">
              <table:table-cell table:style-name="ce1">
                <text:p text:style-name="P1">ROP Gadget</text:p>
              </table:table-cell>
            </table:table-row>
            <table:table-row table:style-name="ro4">
              <table:table-cell table:style-name="ce1">
                <text:p text:style-name="P1">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318cm" svg:height="1.673cm" svg:x="21.066cm" svg:y="16.472cm">
          <draw:text-box>
            <text:p text:style-name="P1"><text:span text:style-name="T1">Variant 2</text:span></text:p>
            <text:p text:style-name="P1"><text:span text:style-name="T1">memory</text:span></text:p>
          </draw:text-box>
        </draw:frame>
        <draw:frame draw:style-name="standard" draw:layer="layout" svg:width="5.946cm" svg:height="14.961cm" svg:x="10.741cm" svg:y="3.18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1">0x0 </text:p>
                <text:p text:style-name="P1">(can be <text:s/>overwritten by attacker )</text:p>
                <text:p text:style-name="P1"/>
              </table:table-cell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>
                <text:p text:style-name="P1">ROP Gadget</text:p>
              </table:table-cell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7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6.477cm" svg:height="1.778cm" svg:x="10.525cm" svg:y="18.526cm">
          <draw:text-box>
            <text:p text:style-name="P1"><text:span text:style-name="T1">Virtual memory</text:span></text:p>
          </draw:text-box>
        </draw:frame>
        <draw:connector draw:style-name="gr3" draw:text-style-name="P2" draw:layer="layout" svg:x1="7.663cm" svg:y1="5.429cm" svg:x2="10.4cm" svg:y2="3.923cm" svg:d="M7663 5429h1369v-1506h1368" svg:viewBox="0 0 2738 1507">
          <text:p/>
        </draw:connector>
        <draw:connector draw:style-name="gr3" draw:text-style-name="P2" draw:layer="layout" draw:line-skew="0.473cm" svg:x1="20.08cm" svg:y1="10.234cm" svg:x2="17.289cm" svg:y2="3.741cm" draw:start-shape="id1" draw:start-glue-point="3" svg:d="M20080 10234h-1173v-6493h-1618" svg:viewBox="0 0 2792 6494">
          <text:p/>
        </draw:connector>
        <draw:connector draw:style-name="gr4" draw:text-style-name="P2" draw:layer="layout" svg:x1="10.355cm" svg:y1="11.907cm" svg:x2="7.863cm" svg:y2="10.642cm" svg:d="M10355 11907h-1246v-1265h-1246" svg:viewBox="0 0 2493 1266">
          <text:p/>
        </draw:connector>
        <draw:connector draw:style-name="gr4" draw:text-style-name="P2" draw:layer="layout" svg:x1="16.924cm" svg:y1="11.815cm" svg:x2="19.752cm" svg:y2="13.275cm" svg:d="M16924 11815h1414v1460h1414" svg:viewBox="0 0 2829 14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8-22T17:34:12.613708991</meta:creation-date>
    <dc:date>2015-08-22T17:47:32.967750471</dc:date>
    <dc:creator>Martin </dc:creator>
    <meta:editing-duration>P0D</meta:editing-duration>
    <meta:editing-cycles>1</meta:editing-cycles>
    <meta:document-statistic meta:object-count="10"/>
    <meta:generator>LibreOffice/4.2.8.2$Linux_X86_64 LibreOffice_project/420m0$Build-2</meta:generator>
  </office:meta>
</office:document-meta>
</file>